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7.03 17:52   |   <text:a xlink:type="simple" xlink:href="http://palinfo.habago.org/Entry?Command=Information_PrintForum&amp;iPage=1#FORUM37626"><text:span text:style-name="T1">#</text:span></text:a></text:p>
      <text:p text:style-name="P2">卡韓政變 (104)：喬王來了！ <text:line-break/><text:line-break/>陳真 2019. 07. 03. <text:line-break/><text:line-break/><text:line-break/>如果不是半年前韓國瑜憑一人之力，打下一片江山，國民黨老早已經從加護病房直接送太平間。這黨很奇怪，黨有難，大家就做鳥獸散，龜公大老們的龜頭更是不知道縮到哪了。可是，當韓國瑜拯救了一整個黨之後，大老們的龜頭卻馬上又伸得老長，你爭我奪還不打緊，而且打韓黑韓比敵人還凶狠。郭台銘之種種無恥卑鄙的行徑就不用說了，目前看來，就連王金平和朱立倫也一樣機關算盡。 <text:line-break/><text:line-break/>人稱王金平是喬王、老狐狸，這話很難聽，卻是事實；擅於密室協商、暗盤運作，明的一套，暗的又一套；所謂人前手牽手，背後要下什麼手就不好說了。他今天大張旗鼓召開記者會，說民進黨已經準備挺韓國瑜出線，因為韓國瑜比較弱，比較好打，國民黨將會重演換柱事件，因此呼籲黨中央立即停辦初選云云。 <text:line-break/><text:line-break/>你看，很毒吧，政治真不是人幹的事業，硬是把黑的說成白，白的說成黑。韓國瑜倘若比較弱，藍綠怎麼會幾個月來每天聯手照三餐抹黑他呢？王金平或民進黨以為大家全是白癡嗎？可是，很可悲的是，大家並非 "全＂是白痴，但白痴的數量確實非常多。因此，這樣一種擺明為郭拉票的睜眼瞎話依然會有很大作用；故意和民進黨演雙簧，表面上呼籲大家不要中了民進黨 "挺瑜" 的計，其實就是要叫大家卡韓挺郭。 <text:line-break/><text:line-break/>至於國民黨初選會不會做票？在過去我不敢說。但是這回肯定會，因為這些龜公們太想當總統了，特別是郭台銘疑慮最高，連整個黨、整個媒體都可以買下了，區區上千通電話決勝負的所謂民調，哪有可能不染指？有錢不一定會做壞事。但是小人有錢往往就會使壞，郭台銘在過去這幾個月來之無所不用其極的抹黑手段，已經證明了這一點。 <text:line-break/><text:line-break/>在幾個月前，吳敦義就曾經說 "民調做假太容易了＂，他還詳細說明了如何做假。比方說，先把電話打一遍，挑出哪些電話屬於誰的票，然後再來建立所謂抽樣。吳敦義說，就算某甲的民調是某乙的兩三倍也沒用，樣本已經動過手腳，屬於某甲的票早已被大量排除，而某乙的票卻構成樣本主體，看你要怎麼民調，某乙還是穩贏。 <text:line-break/><text:line-break/>吳敦義在這一點上很誠實。不過他講的做假方法只是很多種方法之一。我不相信這些小人會乾乾淨淨地選舉。這幾個月來都已經如此不擇手段，豈有可能在期末考不作弊？ <text:line-break/><text:line-break/>過去的國民黨和現在的民進黨，就其主要組成份子來說，基本上就是同一個黨。這些人都是做票高手。台灣的選舉就是這麼回事，差別只是在於做得狠不狠，做了多少票；是數量問題，而不是會不會做票的問題。 <text:line-break/><text:line-break/>在這種既定的選舉文化下，掌握資源較少的一方，若要贏，只有一個可能，那就是要贏很多很多，多到讓他無法靠著做票翻盤。 <text:line-break/><text:line-break/>在議員或立委的黨內初選層次，做票風氣與傳聞很盛，但是在總統大選的層次上，做票就比較難，因為不容易下手，但是這回的國民黨總統初選卻是史無前例，特別有此疑慮。原因有二： <text:line-break/><text:line-break/>一，從未見過一個黨，居然不擇手段拼命想消滅自己黨內的人氣王牌及其支持者。 <text:line-break/><text:line-break/>二，從未有過一個候選人富可敵國，財產以幾千億計算。錢不是萬能，鈔票買不了一顆人心，但他其實不需要買你的心，只需要做你的票就行。 <text:line-break/><text:line-break/>各位不妨拿起計算機按一按，想像一下幾千億是什麼樣的一種概念。而且，就如我之前所說，買賣往往不是一手交錢一手交貨，那是小混混買賣安非他命的幹法。大老闆的買賣怎麼可能會那麼不體面呢？大老闆的買賣也不是僅僅什麼花幾億跟媒體買廣告做行銷。你想，光是鴻海底下就有十幾個子公司或是控股公司，有多少供你輕鬆賺錢的機會？ <text:line-break/><text:line-break/>我沒有證據，不敢直說，但你看過去或現在無數政治人物或其支持者們怎麼賺錢？股神扁嫂吳淑珍就是一例；大老闆要進貢你或犒賞你很容易，只要給你一些暗示就行，你就知道何時要趕緊去買哪間公司的股票，也許幾個億就賺到了。政治人物或很多擅於與權貴往來的名嘴們不都是這樣嗎？ <text:line-break/><text:line-break/>我不是說郭台銘會這樣，亦無絲毫暗示之意；我只是想說，大老闆的買賣不是像一般人所以為的那樣，不是什麼把錢交給誰然後要他去辦事那樣粗糙可笑，更多時候是一種利益關係的建立、結盟與輸送。那畢竟是多少人夢寐以求的一種人際關係。 <text:line-break/><text:line-break/>這其實也說明了為何像唐湘龍、趙少康等等名嘴寧可摧毀自己的聲譽與言論可信度，也還是要眛著良心整天黑韓挺郭，無所不用其極，當然不會只是一次性地僅僅為了一筆錢或一筆生意。 <text:line-break/><text:line-break/>至於股票上的暗示，生活周遭太多例子。我們無法明說是因為沒有證據，或是有證據但其實也不敢講，因為這些證據無非就是人證，當事人當然不可能自己跳出來指控自己得到什麼內線消息。 <text:line-break/><text:line-break/>另外，插播一個基本觀念。很多人挺郭，原因是說他既然能賺那麼多錢，一定很有什麼國際觀或經濟概念。這完全是誤解。 <text:line-break/><text:line-break/>小時候，我家隔壁一條街開了一間香腸店，店面大約兩坪大，很小一間，類似雜貨店那種規模，但生意很好。現在已經快要變成上市公司了，橫跨海內外。我承認香腸店老闆很有錢，但若要說他多麼懂得產業政策或經濟概念，那就見鬼了。 <text:line-break/><text:line-break/>這就好比說我稱得上是車神，開車技術一流，每次看街上這些凡夫俗子那種開車能力，我就無語問蒼天。可是，車子開得再好，我迄今連機油要加入哪個孔都搞不清楚。開車是一回事，機械原理又是另一回事。你看郭董談經濟，就知道這是個傻逼，大外行。他懂的僅僅是某個很小領域的買賣實況，跟整體產業或經濟政策能力八竿子打不著一點邊。 <text:line-break/><text:line-break/>就好比方說科學家很多，但是，這些人對於科學哲學卻完全外行。如果念過大學就算是知識份子，那麼，知識份子數以億計，可是，幾個人懂得知識論（epistemology）？幾乎是零吧，除非是念哲學的。 <text:line-break/><text:line-break/>我不是說郭董對經濟或產業政策、貨幣政策很外行而其他候選人很內行，而是說，大家在這一點上其實能力和知識都差不多，都一樣外行（朱立倫除外）。這些專業上的事，終究得委由專家來提供協助。倘若以為一個人很有錢，就是很懂經濟，那是一種很可笑的大媽式誤解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